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09e2"/>
    </style:style>
    <style:style style:name="P2" style:family="paragraph" style:parent-style-name="Standard">
      <style:text-properties fo:color="#3333ff" fo:font-weight="bold" style:font-weight-asian="bold" style:font-weight-complex="bold"/>
    </style:style>
    <style:style style:name="P3" style:family="paragraph" style:parent-style-name="Standard">
      <style:text-properties fo:color="#ff3333" officeooo:rsid="001a09e2" officeooo:paragraph-rsid="001a09e2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paragraph-rsid="001a09e2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paragraph-rsid="0022ccc1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paragraph-rsid="0025433f"/>
    </style:style>
    <style:style style:name="P8" style:family="paragraph" style:parent-style-name="Text_20_body">
      <style:paragraph-properties fo:margin-left="0in" fo:margin-right="0in" fo:margin-top="0in" fo:margin-bottom="0.1043in" loext:contextual-spacing="false" fo:line-height="150%" fo:text-align="start" style:justify-single-word="false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1043in" loext:contextual-spacing="false" fo:line-height="150%" fo:text-align="start" style:justify-single-word="false" fo:orphans="2" fo:widows="2" fo:text-indent="0in" style:auto-text-indent="false"/>
      <style:text-properties fo:color="#ff3333" officeooo:paragraph-rsid="001a09e2"/>
    </style:style>
    <style:style style:name="P10" style:family="paragraph" style:parent-style-name="Preformatted_20_Text">
      <style:paragraph-properties fo:margin-left="0in" fo:margin-right="0in" fo:text-indent="0in" style:auto-text-indent="false"/>
    </style:style>
    <style:style style:name="P11" style:family="paragraph" style:parent-style-name="Text_20_body">
      <style:text-properties fo:font-variant="normal" fo:text-transform="none" fo:color="#ff0000" style:font-name="TakaoPGothic" fo:font-size="12pt" fo:letter-spacing="normal" fo:font-style="normal" fo:font-weight="normal" officeooo:rsid="001e0aec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variant="normal" fo:text-transform="none" fo:color="#3333ff" style:font-name="Liberation Serif" fo:font-size="12pt" fo:letter-spacing="normal" fo:font-style="normal" fo:font-weight="bold" officeooo:rsid="001e0aec" officeooo:paragraph-rsid="001e0aec" style:font-size-asian="12pt" style:font-weight-asian="bold" style:font-size-complex="12pt" style:font-weight-complex="bold"/>
    </style:style>
    <style:style style:name="P13" style:family="paragraph" style:parent-style-name="Text_20_body">
      <style:text-properties fo:color="#ff0000" officeooo:rsid="001e0aec" officeooo:paragraph-rsid="001e0aec"/>
    </style:style>
    <style:style style:name="P14" style:family="paragraph" style:parent-style-name="Text_20_body">
      <style:text-properties fo:color="#ff0000" officeooo:rsid="00200168" officeooo:paragraph-rsid="001e0aec"/>
    </style:style>
    <style:style style:name="P15" style:family="paragraph" style:parent-style-name="Text_20_body" style:list-style-name="L1">
      <style:paragraph-properties fo:margin-left="0in" fo:margin-right="0in" fo:margin-top="0in" fo:margin-bottom="0.1043in" loext:contextual-spacing="false" fo:orphans="2" fo:widows="2" fo:text-indent="0in" style:auto-text-indent="false" fo:padding="0in" fo:border="none"/>
      <style:text-properties fo:font-variant="normal" fo:text-transform="none" fo:color="#333333" style:font-name="Liberation Serif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margin-top="0in" fo:margin-bottom="0.1043in" loext:contextual-spacing="false" fo:orphans="2" fo:widows="2" fo:padding="0in" fo:border="none"/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officeooo:rsid="001e0aec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33333" style:font-name="Liberation Serif" fo:font-size="12pt" fo:letter-spacing="normal" fo:font-style="normal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22ccc1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bold" officeooo:rsid="0022ccc1" style:font-weight-asian="bold" style:font-weight-complex="bold"/>
    </style:style>
    <style:style style:name="T7" style:family="text">
      <style:text-properties fo:font-variant="normal" fo:text-transform="none" fo:color="#f8f8f2" style:font-name="Consolas" fo:font-size="9pt" fo:letter-spacing="normal" fo:font-style="normal" fo:font-weight="normal" fo:background-color="#272822" loext:char-shading-value="0" loext:padding="0.0193in" loext:border="0.06pt solid #e1e1e8"/>
    </style:style>
    <style:style style:name="T8" style:family="text">
      <style:text-properties fo:font-variant="normal" fo:text-transform="none" fo:color="#f8f8f2" style:font-name="Consolas" fo:font-size="9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f8f8f2" style:font-name="Consolas" fo:font-size="9pt" fo:letter-spacing="normal" fo:font-style="normal" fo:font-weight="normal" officeooo:rsid="00241aed" style:font-weight-asian="bold" style:font-weight-complex="bold" loext:padding="0in" loext:border="none"/>
    </style:style>
    <style:style style:name="T10" style:family="text">
      <style:text-properties fo:font-variant="normal" fo:text-transform="none" fo:color="#f8f8f2" style:font-name="Consolas" fo:font-size="9pt" fo:letter-spacing="normal" fo:font-style="normal" fo:font-weight="normal" officeooo:rsid="0025433f" style:font-weight-asian="bold" style:font-weight-complex="bold" loext:padding="0in" loext:border="none"/>
    </style:style>
    <style:style style:name="T11" style:family="text">
      <style:text-properties fo:font-variant="normal" fo:text-transform="none" fo:color="#f8f8f2" style:font-name="Consolas" fo:font-size="9pt" fo:letter-spacing="normal" fo:font-style="normal" fo:font-weight="normal" officeooo:rsid="0026118d" style:font-weight-asian="bold" style:font-weight-complex="bold" loext:padding="0in" loext:border="none"/>
    </style:style>
    <style:style style:name="T12" style:family="text">
      <style:text-properties fo:font-variant="normal" fo:text-transform="none" fo:color="#f8f8f2" style:font-name="Liberation Serif" fo:font-size="9pt" fo:letter-spacing="normal" fo:font-style="normal" fo:font-weight="normal" fo:background-color="#272822" loext:char-shading-value="0" loext:padding="0.0193in" loext:border="0.06pt solid #e1e1e8"/>
    </style:style>
    <style:style style:name="T13" style:family="text">
      <style:text-properties fo:font-variant="normal" fo:text-transform="none" fo:color="#f8f8f2" style:font-name="Liberation Serif" fo:font-size="9pt" fo:letter-spacing="normal" fo:font-style="normal" fo:font-weight="normal" officeooo:rsid="0022ccc1" fo:background-color="#272822" loext:char-shading-value="0" loext:padding="0.0193in" loext:border="0.06pt solid #e1e1e8"/>
    </style:style>
    <style:style style:name="T14" style:family="text">
      <style:text-properties fo:font-variant="normal" fo:text-transform="none" style:font-name="Helvetica Neue" fo:font-size="12pt" fo:letter-spacing="normal" fo:font-style="normal" fo:font-weight="bold" officeooo:rsid="001a09e2" style:font-weight-asian="bold" style:font-weight-complex="bold"/>
    </style:style>
    <style:style style:name="T15" style:family="text">
      <style:text-properties fo:font-variant="normal" fo:text-transform="none" style:font-name="TakaoPGothic" fo:font-size="12pt" fo:letter-spacing="normal" fo:font-style="normal" fo:font-weight="normal" officeooo:rsid="001e0ae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ff0000" style:font-name="TakaoPGothic" fo:font-size="12pt" fo:letter-spacing="normal" fo:font-style="normal" fo:font-weight="bold" officeooo:rsid="001e0aec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ff0000" style:font-name="Liberation Serif" fo:font-size="12pt" fo:letter-spacing="normal" fo:font-style="normal" fo:font-weight="bold" officeooo:rsid="0022ccc1" style:font-weight-asian="bold" style:font-weight-complex="bold"/>
    </style:style>
    <style:style style:name="T18" style:family="text">
      <style:text-properties fo:font-variant="normal" fo:text-transform="none" fo:color="#ff0000" style:font-name="Liberation Serif" fo:font-size="12pt" fo:letter-spacing="normal" fo:font-style="normal" fo:font-weight="bold" officeooo:rsid="00241aed" style:font-weight-asian="bold" style:font-weight-complex="bold"/>
    </style:style>
    <style:style style:name="T19" style:family="text">
      <style:text-properties fo:font-variant="normal" fo:text-transform="none" fo:color="#ff3300" style:font-name="Liberation Serif" fo:font-size="12pt" fo:letter-spacing="normal" fo:font-style="normal" fo:font-weight="bold" officeooo:rsid="0022ccc1" style:font-weight-asian="bold" style:font-weight-complex="bold"/>
    </style:style>
    <style:style style:name="T20" style:family="text">
      <style:text-properties fo:color="#ff3333" officeooo:rsid="001a09e2" fo:background-color="transparent" loext:char-shading-value="0"/>
    </style:style>
    <style:style style:name="T21" style:family="text">
      <style:text-properties fo:color="#ff3333" fo:font-weight="bold" officeooo:rsid="001a09e2" fo:background-color="transparent" loext:char-shading-value="0" style:font-weight-asian="bold" style:font-weight-complex="bold"/>
    </style:style>
    <style:style style:name="T22" style:family="text">
      <style:text-properties fo:color="#ff3333" fo:font-weight="bold" officeooo:rsid="001a09e2" style:font-weight-asian="bold" style:font-weight-complex="bold"/>
    </style:style>
    <style:style style:name="T23" style:family="text">
      <style:text-properties officeooo:rsid="001e0aec"/>
    </style:style>
    <style:style style:name="T24" style:family="text">
      <style:text-properties fo:color="#ff3300" style:font-name="Liberation Serif" fo:font-weight="bold" officeooo:rsid="0022ccc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3-May-2018 <text:span text:style-name="T23">(Function)</text:span></text:p>
      <text:p text:style-name="P1"><text:span text:style-name="T21">1)</text:span><text:span text:style-name="T20"> </text:span><text:bookmark text:name="inner-text"/><text:span text:style-name="T1">Define a function called </text:span><text:span text:style-name="Source_20_Text"><text:span text:style-name="T7">callback</text:span></text:span><text:span text:style-name="T1"> which receives an argument and prints it out.</text:span></text:p>
      <text:p text:style-name="P5"/>
      <text:p text:style-name="P5"><text:span text:style-name="T22">2) </text:span><text:span text:style-name="T1">Create a class called Person which accepts the name of a person as a string, and his/her age as a number.</text:span></text:p>
      <text:p text:style-name="P8"><text:span text:style-name="T1">The Person class should have a method called </text:span><text:span text:style-name="Source_20_Text"><text:span text:style-name="T7">describe</text:span></text:span><text:span text:style-name="T1"> which returns a string with the following syntax: "</text:span><text:span text:style-name="Source_20_Text"><text:span text:style-name="T7">name</text:span></text:span><text:span text:style-name="T1">, </text:span><text:span text:style-name="Source_20_Text"><text:span text:style-name="T7">age</text:span></text:span><text:span text:style-name="T1"> years old". So for example, if John is 19 years old then the function </text:span><text:span text:style-name="Source_20_Text"><text:span text:style-name="T7">describe</text:span></text:span><text:span text:style-name="T1"> of his object will return "John, 19 years old".</text:span></text:p>
      <text:p text:style-name="P9"><text:span text:style-name="T14">3) </text:span><text:bookmark text:name="inner-text1"/><text:span text:style-name="T1">Create bound copies of printFullName and printDetails to person called boundPrintFullName and boundPrintDetails.</text:span></text:p>
      <text:p text:style-name="Text_20_body"><text:span text:style-name="T16">4) </text:span><text:span text:style-name="T2">And writing Hello world Node.js Program by creating a server which listen </text:span><text:span text:style-name="T15">HTTP request made by the client which can be a browser or a console and return the response.</text:span></text:p>
      <text:p text:style-name="P11"/>
      <text:p text:style-name="P12">4-May-2018(Arrays)</text:p>
      <text:p text:style-name="P14">Push, Pop, Shift, Unshift, Splice, Slice, Pop-up-boxes, Callback</text:p>
      <text:p text:style-name="P13"><text:bookmark text:name="inner-text2"/><text:span text:style-name="T19">1)</text:span><text:span text:style-name="T6"> </text:span><text:span text:style-name="T4">In this tutorial, you must manipulate the array called </text:span><text:span text:style-name="Source_20_Text"><text:span text:style-name="T12">myArray</text:span></text:span><text:span text:style-name="T4"> and do the following:</text:span></text:p>
      <text:list xml:id="list419705288382584917" text:style-name="L1">
        <text:list-item>
          <text:p text:style-name="P15">Push the number 42 to the end of the array</text:p>
        </text:list-item>
        <text:list-item>
          <text:p text:style-name="P16">Shift a variable from the beginning of the array</text:p>
        </text:list-item>
      </text:list>
      <text:p text:style-name="P6"><text:span text:style-name="T24">2) </text:span><text:bookmark text:name="inner-text3"/><text:span text:style-name="T5">Define a function called </text:span><text:span text:style-name="Source_20_Text"><text:span text:style-name="T13">callback</text:span></text:span><text:span text:style-name="T5"> which receives an argument and prints it out.</text:span></text:p>
      <text:p text:style-name="P7"><text:span text:style-name="T17">3</text:span><text:span text:style-name="T18">) </text:span><text:span text:style-name="T4">Create an object called </text:span><text:span text:style-name="Source_20_Text"><text:span text:style-name="T12">Teacher</text:span></text:span><text:span text:style-name="T3"> </text:span><text:span text:style-name="T4">derived from the </text:span><text:span text:style-name="Source_20_Text"><text:span text:style-name="T12">Person</text:span></text:span><text:span text:style-name="T3"> </text:span><text:span text:style-name="T4">class, and implement a method called </text:span><text:span text:style-name="Source_20_Text"><text:span text:style-name="T12">teach</text:span></text:span><text:span text:style-name="T3"> </text:span><text:span text:style-name="T4">which receives a string called </text:span><text:span text:style-name="Source_20_Text"><text:span text:style-name="T12">subject</text:span></text:span><text:span text:style-name="T4">, and prints out:</text:span><text:span text:style-name="T18"> </text:span><text:span text:style-name="Source_20_Text"><text:span text:style-name="T10">[</text:span></text:span><text:span text:style-name="Source_20_Text"><text:span text:style-name="T9">[</text:span></text:span><text:span text:style-name="Source_20_Text"><text:span text:style-name="T11">[</text:span></text:span></text:p>
      <text:p text:style-name="P10"><text:span text:style-name="Source_20_Text"><text:span text:style-name="T8">[teacher's name] is now teaching [subject]</text:span></text:span></text:p>
      <text:p text:style-name="P4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8:44:18.757030930</meta:creation-date>
    <meta:editing-duration>PT37M41S</meta:editing-duration>
    <meta:editing-cycles>7</meta:editing-cycles>
    <meta:generator>LibreOffice/5.1.6.2$Linux_X86_64 LibreOffice_project/10m0$Build-2</meta:generator>
    <dc:date>2018-05-04T15:53:46.550165332</dc:date>
    <meta:document-statistic meta:table-count="0" meta:image-count="0" meta:object-count="0" meta:page-count="1" meta:paragraph-count="15" meta:word-count="218" meta:character-count="1286" meta:non-whitespace-character-count="1082"/>
  </office:meta>
</office:document-meta>
</file>